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b54" officeooo:paragraph-rsid="000a8b54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a8b54" officeooo:paragraph-rsid="000a8b54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officeooo:rsid="000a8b54" officeooo:paragraph-rsid="000a8b54" style:font-size-asian="16pt" style:font-size-complex="16pt"/>
    </style:style>
    <style:style style:name="P4" style:family="paragraph" style:parent-style-name="Standard">
      <style:paragraph-properties fo:break-before="page"/>
      <style:text-properties fo:font-size="16pt" officeooo:rsid="000c804d" officeooo:paragraph-rsid="000c804d" style:font-size-asian="16pt" style:font-size-complex="16pt"/>
    </style:style>
    <style:style style:name="P5" style:family="paragraph" style:parent-style-name="Standard">
      <style:text-properties fo:font-size="16pt" fo:font-style="italic" officeooo:rsid="000a8b54" officeooo:paragraph-rsid="000a8b54" style:font-size-asian="16pt" style:font-style-asian="italic" style:font-size-complex="16pt" style:font-style-complex="italic"/>
    </style:style>
    <style:style style:name="P6" style:family="paragraph">
      <loext:graphic-properties draw:fill-color="#e8f2a1"/>
    </style:style>
    <style:style style:name="P7" style:family="paragraph">
      <loext:graphic-properties draw:fill="none" draw:fill-color="#ffffff"/>
    </style:style>
    <style:style style:name="T1" style:family="text">
      <style:text-properties style:text-outline="false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svg:stroke-color="#d4ea6b" draw:fill-color="#e8f2a1" draw:textarea-horizontal-align="justify" draw:textarea-vertical-align="middle" draw:auto-grow-height="false" fo:min-height="4.4201in" fo:min-width="6.864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3.513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d4ea6b" draw:fill-color="#e8f2a1" draw:textarea-horizontal-align="justify" draw:textarea-vertical-align="middle" draw:auto-grow-height="false" fo:min-height="4.1252in" fo:min-width="6.8646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2 – Documentation</text:p>
      <text:p text:style-name="P1"/>
      <text:p text:style-name="P5">Context API vs Props :</text:p>
      <text:p text:style-name="P5"/>
      <text:p text:style-name="P3"><draw:custom-shape text:anchor-type="paragraph" draw:z-index="0" draw:name="Shape 1" draw:style-name="gr3" draw:text-style-name="P6" svg:width="6.865in" svg:height="4.1252in" svg:x="-0.0236in" svg:y="2.4409in"><text:p/><draw:enhanced-geometry svg:viewBox="0 0 21600 21600" draw:type="rectangle" draw:enhanced-path="M 0 0 L 21600 0 21600 21600 0 21600 0 0 Z N"/></draw:custom-shape><draw:frame text:anchor-type="paragraph" draw:z-index="1" draw:name="Text Frame 1" draw:style-name="gr2" draw:text-style-name="P7" svg:width="6.2016in" svg:height="3.8343in" svg:x="0.1709in" svg:y="2.6146in"><draw:text-box><text:p><text:span text:style-name="T3">// Prop drilling – BAD Here</text:span></text:p><text:p>function App() {</text:p><text:p><text:s text:c="2"/>const user = "Shreyansi";</text:p><text:p><text:s text:c="2"/>return &lt;Header user={user} /&gt;;</text:p><text:p>}</text:p><text:p/><text:p>function Header({ user }) {</text:p><text:p><text:s text:c="2"/>// Header doesn't need user, just passing it down</text:p><text:p><text:s text:c="2"/>return &lt;Navigation user={user} /&gt;;</text:p><text:p>}</text:p><text:p/><text:p>function Navigation({ user }) {</text:p><text:p><text:s text:c="2"/>// Navigation doesn't need user either, just passing it down <text:s/></text:p><text:p><text:s text:c="2"/>return &lt;UserMenu user={user} /&gt;;</text:p><text:p>}</text:p><text:p/><text:p>function UserMenu({ user }) {</text:p><text:p><text:s text:c="2"/>// FINALLY someone uses it!</text:p><text:p><text:s text:c="2"/>return &lt;div&gt;Welcome {user}!&lt;/div&gt;;</text:p><text:p>}</text:p></draw:text-box></draw:frame>With props, if a deeply nested component needs data from the top level, every component in between must receive and pass down that data even if they don't use it themselves - this creates unnecessary coupling and makes code harder to maintain. Context API eliminates this by creating a "data broadcast" that any component can tune into directly using <text:span text:style-name="Source_20_Text">useContext()</text:span>, making the intermediate components cleaner and the data flow more efficient for shared state like user info, themes, or authentication status.</text:p>
      <text:p text:style-name="P4"><draw:custom-shape text:anchor-type="paragraph" draw:z-index="2" draw:name="Shape 2" draw:style-name="gr1" draw:text-style-name="P6" svg:width="6.865in" svg:height="4.4205in" svg:x="0.0807in" svg:y="0.0417in"><text:p><text:span text:style-name="T1"><text:s text:c="2"/></text:span><text:span text:style-name="T1">//Using Context API - <text:s/>GOOD Here</text:span></text:p><text:p/><text:p><text:s text:c="2"/>import { createContext, useContext } from 'react';</text:p><text:p/><text:p><text:span text:style-name="T2"><text:s text:c="2"/></text:span><text:span text:style-name="T2">// 1. CREATE the context</text:span></text:p><text:p><text:s text:c="3"/>const UserContext = createContext();</text:p><text:p/><text:p><text:span text:style-name="T2"><text:s text:c="2"/></text:span><text:span text:style-name="T2">// 2. PROVIDE the context (wrap components that need access)</text:span></text:p><text:p><text:s text:c="4"/>function App() {</text:p><text:p><text:s text:c="3"/>const user = "John";</text:p><text:p><text:s text:c="3"/>return (</text:p><text:p><text:s text:c="5"/>&lt;UserContext.Provider value={user}&gt;</text:p><text:p><text:s text:c="7"/>&lt;Header /&gt;</text:p><text:p><text:s text:c="5"/>&lt;/UserContext.Provider&gt;</text:p><text:p><text:s text:c="4"/>);</text:p><text:p><text:s text:c="2"/>}</text:p><text:p/><text:p><text:s text:c="2"/><text:span text:style-name="T2">// 3. CONSUME the context (use it in components that need the data)</text:span></text:p><text:p><text:s text:c="2"/>Function UserMenu() {</text:p><text:p><text:s text:c="3"/>const user = useContext(UserContext);</text:p><text:p><text:s text:c="3"/>return &lt;div&gt;Welcome {user}!&lt;/div&gt;;</text:p><text:p><text:s text:c="2"/>}</text:p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0:08:59.767862586</meta:creation-date>
    <dc:date>2025-06-27T10:29:46.848697468</dc:date>
    <meta:editing-duration>PT10M32S</meta:editing-duration>
    <meta:editing-cycles>1</meta:editing-cycles>
    <meta:document-statistic meta:table-count="0" meta:image-count="0" meta:object-count="0" meta:page-count="2" meta:paragraph-count="3" meta:word-count="89" meta:character-count="551" meta:non-whitespace-character-count="464"/>
    <meta:generator>LibreOffice/24.2.7.2$Linux_X86_64 LibreOffice_project/420$Build-2</meta:generator>
  </office:meta>
</office:document-meta>
</file>